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a5615" officeooo:paragraph-rsid="001a5615"/>
    </style:style>
    <style:style style:name="P2" style:family="paragraph" style:parent-style-name="Standard">
      <style:paragraph-properties fo:text-align="start" style:justify-single-word="false"/>
      <style:text-properties officeooo:rsid="001a5615" officeooo:paragraph-rsid="001a5615"/>
    </style:style>
    <style:style style:name="P3" style:family="paragraph" style:parent-style-name="Standard" style:list-style-name="L1">
      <style:paragraph-properties fo:text-align="start" style:justify-single-word="false"/>
      <style:text-properties officeooo:rsid="001a5615" officeooo:paragraph-rsid="001a5615"/>
    </style:style>
    <style:style style:name="P4" style:family="paragraph" style:parent-style-name="Standard" style:list-style-name="L1">
      <style:paragraph-properties fo:text-align="start" style:justify-single-word="false"/>
      <style:text-properties officeooo:rsid="001a5615" officeooo:paragraph-rsid="001be32b"/>
    </style:style>
    <style:style style:name="P5" style:family="paragraph" style:parent-style-name="Standard" style:list-style-name="L1">
      <style:paragraph-properties fo:text-align="start" style:justify-single-word="false"/>
      <style:text-properties officeooo:rsid="001be32b" officeooo:paragraph-rsid="001be32b"/>
    </style:style>
    <style:style style:name="P6" style:family="paragraph" style:parent-style-name="Standard" style:list-style-name="L1">
      <style:paragraph-properties fo:text-align="start" style:justify-single-word="false"/>
      <style:text-properties officeooo:rsid="001da8d0" officeooo:paragraph-rsid="001da8d0"/>
    </style:style>
    <style:style style:name="P7" style:family="paragraph" style:parent-style-name="Standard" style:list-style-name="L1">
      <style:paragraph-properties fo:text-align="start" style:justify-single-word="false"/>
      <style:text-properties officeooo:rsid="001f2ec9" officeooo:paragraph-rsid="001f2ec9"/>
    </style:style>
    <style:style style:name="T1" style:family="text">
      <style:text-properties officeooo:rsid="001be32b"/>
    </style:style>
    <style:style style:name="T2" style:family="text">
      <style:text-properties style:text-line-through-style="solid" style:text-line-through-type="single"/>
    </style:style>
    <style:style style:name="T3" style:family="text">
      <style:text-properties style:text-line-through-style="none" style:text-line-through-type="non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დიოდები</text:p>
      <text:p text:style-name="P2"/>
      <text:list xml:id="list3074937874" text:style-name="L1">
        <text:list-item>
          <text:p text:style-name="P3">დიოდები ყველაზე ფუნდამენტური ნაწილია ნახევარგამტარებს შორის. <text:line-break/>რეალურად, ყველა ნახევარგამტარი დაიყვანება დიოდების კომბინაციაზე. <text:line-break/>დიოდის სიმბოლო ასეთია, ზომა 4მმ-ია, აქვს ანოდი და კათოდი</text:p>
        </text:list-item>
        <text:list-item>
          <text:p text:style-name="P3">იდეალური დიოდი ატარებს დენს მხოლოდ ერთი მიმართულებით. <text:line-break/>* ვნახოთ გრაფი *<text:line-break/>იდეალური დიოდი იქცევა როგორ ღია ან დამოკლებული წრედი.</text:p>
          <text:list>
            <text:list-item>
              <text:p text:style-name="P3">რეალური დიოდი და იდეალური დიოდი განსხვავდება</text:p>
            </text:list-item>
            <text:list-item>
              <text:p text:style-name="P3">დიოდი ე.წ. არაწრფივი ელემენტია. * ვნახოთ შედარება * <text:line-break/>ესაა რეზისტორის ნახაზი წითლად, შეადარეთ დიოდისას.</text:p>
            </text:list-item>
            <text:list-item>
              <text:p text:style-name="P3">შებრუნებული ძაბვის დროს რა ხდება, -0.1 ვოლტი, -50 ვოლტი.</text:p>
            </text:list-item>
          </text:list>
        </text:list-item>
        <text:list-item>
          <text:p text:style-name="P4">დიოდის მიახლოებითი განტოლება. რა რას ნიშნავს. <text:line-break/>ექსპონენტაში V-ს კოეფიციენტი არის დაახლოებით 3<text:span text:style-name="T1">8.</text:span>68.<text:line-break/>სად არ სრულდება <text:span text:style-name="T1">ეს განტლება</text:span>.</text:p>
        </text:list-item>
        <text:list-item>
          <text:p text:style-name="P6">დიოდის რეალისტური IV-წრფე. -50V -ზე ხდება სილიკონის დიოდის ჩამოშლა.</text:p>
        </text:list-item>
        <text:list-item>
          <text:p text:style-name="P5">ამოხსნა : დენი საერთოა I_D = I_R = I_S ( exp(38.68 * V_D) – 1 );<text:line-break/>V_D + V_R = 5V → კირხოფი. (5- V_D)/220 = 1e-12 ( exp(38.68 * V_D) – 1).<text:line-break/>V_D = 0.613; I_D = 0.02A.</text:p>
        </text:list-item>
        <text:list-item>
          <text:p text:style-name="P5">თუ +/- 0.1 ვოლტის სიზუსტე გვჭირდება, შეგვიძლია ვთქვათ რომ დიოდს მიაქვს 0.6 ვოლტი, დაახლოებით.</text:p>
        </text:list-item>
        <text:list-item>
          <text:p text:style-name="P7">ამოხსნა: დიოდზე მოდის .606 ვოლტი. Vd = 1/38.6 * log(Id/Is+1)</text:p>
        </text:list-item>
        <text:list-item>
          <text:p text:style-name="P5">რა ხდება როცა დიოდი არის პარალელური ან მიმდევრობითი ელემენტი? დიოდთან, რეზისტორთან.</text:p>
        </text:list-item>
        <text:list-item>
          <text:p text:style-name="P5">Half-rectifier, full-rectifier.</text:p>
        </text:list-item>
        <text:list-item>
          <text:p text:style-name="P5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6T15:31:05.200864600</meta:creation-date>
    <dc:date>2020-01-30T16:31:09.619982653</dc:date>
    <meta:editing-duration>PT1H19M34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1" meta:paragraph-count="14" meta:word-count="183" meta:character-count="1168" meta:non-whitespace-character-count="1004"/>
  </office:meta>
</office:document-meta>
</file>